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3.37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5.5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2.895cm" fo:break-before="auto" style:use-optimal-row-height="false"/>
    </style:style>
    <style:style style:name="ro6" style:family="table-row">
      <style:table-row-properties style:row-height="1.921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f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f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ff" style:font-name="Liberation Sans" fo:font-size="12pt" style:font-name-asian="DejaVu Sans" style:font-size-asian="12pt" style:font-name-complex="FreeSans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3b8dc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0c0c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7b8b8" fo:font-size="12pt" style:font-size-asian="12pt" style:font-size-complex="12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21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007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67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Cliente HTTP</text:p>
          </table:table-cell>
          <table:table-cell table:style-name="ce3" table:number-columns-repeated="6"/>
          <table:table-cell table:style-name="ce1"/>
          <table:table-cell table:number-columns-repeated="1016"/>
        </table:table-row>
        <table:table-row table:style-name="ro1">
          <table:table-cell/>
          <table:table-cell table:style-name="ce3"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MAC Origen</text:p>
          </table:table-cell>
          <table:table-cell table:style-name="ce4" office:value-type="string" calcext:value-type="string">
            <text:p>MAC destino</text:p>
          </table:table-cell>
          <table:table-cell table:style-name="ce4" office:value-type="string" calcext:value-type="string">
            <text:p>IP Origen</text:p>
          </table:table-cell>
          <table:table-cell table:style-name="ce4" office:value-type="string" calcext:value-type="string">
            <text:p>IP Destino</text:p>
          </table:table-cell>
          <table:table-cell table:style-name="ce4" office:value-type="string" calcext:value-type="string">
            <text:p>Puerto Origen</text:p>
          </table:table-cell>
          <table:table-cell table:style-name="ce4" office:value-type="string" calcext:value-type="string">
            <text:p>Puerto Destino</text:p>
          </table:table-cell>
          <table:table-cell table:style-name="ce4" office:value-type="string" calcext:value-type="string">
            <text:p>Mensaje</text:p>
          </table:table-cell>
          <table:table-cell table:style-name="ce2" table:number-columns-repeated="1016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plicación</text:p>
          </table:table-cell>
          <table:table-cell table:style-name="ce6" table:number-columns-repeated="6"/>
          <table:table-cell table:style-name="ce7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3">
          <table:table-cell/>
          <table:table-cell table:style-name="ce6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Transporte</text:p>
          </table:table-cell>
          <table:table-cell table:style-name="ce6" table:number-columns-repeated="4"/>
          <table:table-cell table:style-name="ce7" office:value-type="float" office:value="27083" calcext:value-type="float">
            <office:annotation office:display="true" draw:style-name="gr1" draw:text-style-name="P2" svg:width="4.48cm" svg:height="1.412cm" svg:x="14.906cm" svg:y="2.408cm" draw:caption-point-x="5.28cm" draw:caption-point-y="1.546cm">
              <dc:date>2016-01-14T00:00:00</dc:date>
              <text:p text:style-name="P1"><text:span text:style-name="T1">Número de puerto asignado al Navegador por parte del S.O.</text:span></text:p>
            </office:annotation>
            <text:p>27083</text:p>
          </table:table-cell>
          <table:table-cell table:style-name="ce7" office:value-type="float" office:value="80" calcext:value-type="float">
            <office:annotation office:display="true" draw:style-name="gr2" draw:text-style-name="P2" svg:width="2.899cm" svg:height="1.386cm" svg:x="19.784cm" svg:y="1.978cm" draw:caption-point-x="3.196cm" draw:caption-point-y="1.976cm">
              <dc:date>2016-01-14T00:00:00</dc:date>
              <text:p text:style-name="P1"><text:span text:style-name="T1">Puerto asignado por defecto a los servidores web</text:span></text:p>
            </office:annotation>
            <text:p>80</text:p>
          </table:table-cell>
          <table:table-cell table:style-name="ce12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Red</text:p>
          </table:table-cell>
          <table:table-cell table:style-name="ce6" table:number-columns-repeated="2"/>
          <table:table-cell table:style-name="ce7" office:value-type="string" calcext:value-type="string">
            <text:p>172.22.10.214</text:p>
          </table:table-cell>
          <table:table-cell table:style-name="ce7" office:value-type="string" calcext:value-type="string">
            <office:annotation office:display="true" draw:style-name="gr3" draw:text-style-name="P2" svg:width="5.171cm" svg:height="1.781cm" svg:x="9.441cm" svg:y="2.732cm" draw:caption-point-x="7.951cm" draw:caption-point-y="2.798cm">
              <dc:date>2016-01-14T00:00:00</dc:date>
              <text:p text:style-name="P1"><text:span text:style-name="T1">Se averigua mediante una petición a los servidores </text:span><text:span text:style-name="T2">DNS</text:span><text:span text:style-name="T1">:</text:span></text:p>
              <text:p text:style-name="P3"><text:span text:style-name="T1">¿Cual es la IP de www.google.es?</text:span></text:p>
            </office:annotation>
            <text:p>216.58.208.195</text:p>
          </table:table-cell>
          <table:table-cell table:style-name="ce12" office:value-type="float" office:value="27083" calcext:value-type="float">
            <text:p>2708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Enlace</text:p>
          </table:table-cell>
          <table:table-cell table:style-name="ce7" office:value-type="string" calcext:value-type="string">
            <text:p>d8:5d:4c:c2:de:32</text:p>
          </table:table-cell>
          <table:table-cell table:style-name="ce7" office:value-type="string" calcext:value-type="string">
            <office:annotation office:display="true" draw:style-name="gr4" draw:text-style-name="P2" svg:width="6.24cm" svg:height="3.361cm" svg:x="2.493cm" svg:y="2.44cm" draw:caption-point-x="7.983cm" draw:caption-point-y="4.667cm">
              <dc:date>2016-01-14T00:00:00</dc:date>
              <text:p text:style-name="P1"><text:span text:style-name="T1">Como no puedo saber la MAC de <text:s/>216.58.208.195, pongo la MAC de la máquina de mi propia red que se ha configurado como puerta de enlace (normalmente un router). Se hace mediante una petición </text:span><text:span text:style-name="T2">ARP</text:span><text:span text:style-name="T1">: ¿Quien tiene la IP correspondiente a mi puerta de enlace?</text:span></text:p>
            </office:annotation>
            <text:p>00:25:64:3b:c9:44</text:p>
          </table:table-cell>
          <table:table-cell table:style-name="ce12" office:value-type="string" calcext:value-type="string">
            <text:p>172.22.10.214</text:p>
          </table:table-cell>
          <table:table-cell table:style-name="ce12" office:value-type="string" calcext:value-type="string">
            <text:p>216.58.208.195</text:p>
          </table:table-cell>
          <table:table-cell table:style-name="ce12" office:value-type="float" office:value="27083" calcext:value-type="float">
            <text:p>2708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2">
          <table:table-cell/>
          <table:table-cell table:style-name="ce6"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Físico</text:p>
          </table:table-cell>
          <table:table-cell table:style-name="ce8" office:value-type="string" calcext:value-type="string" table:number-columns-spanned="7" table:number-rows-spanned="1">
            <text:p>Se envía el mensaje a la máquina con la MAC indicada ( mi router)</text:p>
          </table:table-cell>
          <table:covered-table-cell table:number-columns-repeated="6" table:style-name="ce10"/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Puerta de Enlace (Mi Router)</text:p>
          </table:table-cell>
          <table:table-cell table:style-name="ce2" table:number-columns-repeated="7"/>
          <table:table-cell table:number-columns-repeated="1016"/>
        </table:table-row>
        <table:table-row table:style-name="ro4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ed</text:p>
          </table:table-cell>
          <table:table-cell table:style-name="ce6" table:number-columns-repeated="2"/>
          <table:table-cell table:style-name="ce7" office:value-type="string" calcext:value-type="string">
            <office:annotation office:display="true" draw:style-name="gr5" draw:text-style-name="P2" svg:width="4.709cm" svg:height="2.207cm" svg:x="5.645cm" svg:y="10.068cm" draw:caption-point-x="8.209cm" draw:caption-point-y="2.112cm">
              <dc:date>2016-01-14T00:00:00</dc:date>
              <text:p text:style-name="P1"><text:span text:style-name="T1">El router le presta al mensaje su IP pública y apunta desde que IP se hizo realmente la petición (haciendo NAT)</text:span></text:p>
            </office:annotation>
            <text:p>150.214.94.219</text:p>
          </table:table-cell>
          <table:table-cell table:style-name="ce7" office:value-type="string" calcext:value-type="string">
            <text:p>216.58.208.195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1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Enlace</text:p>
          </table:table-cell>
          <table:table-cell table:style-name="ce7" office:value-type="string" calcext:value-type="string">
            <office:annotation office:display="true" draw:style-name="gr3" draw:text-style-name="P2" svg:width="2.899cm" svg:height="1.781cm" svg:x="2.49cm" svg:y="11.285cm" draw:caption-point-x="3.978cm" draw:caption-point-y="1.947cm">
              <dc:date>2016-01-14T00:00:00</dc:date>
              <text:p text:style-name="P1"><text:span text:style-name="T1">La MAC de la otra tarjeta del router (la que da a Internet)</text:span></text:p>
            </office:annotation>
            <text:p>00:29:ac:23:32:11</text:p>
          </table:table-cell>
          <table:table-cell table:style-name="ce7" office:value-type="string" calcext:value-type="string">
            <office:annotation office:display="true" draw:style-name="gr6" draw:text-style-name="P2" svg:width="6.74cm" svg:height="1.874cm" svg:x="11.115cm" svg:y="14.343cm" draw:caption-point-x="-0.639cm" draw:caption-point-y="-1.111cm">
              <dc:date>2016-01-14T00:00:00</dc:date>
              <text:p text:style-name="P1"><text:span text:style-name="T1">Mira en la tabla de enrutamiento cual es el siguiente router del camino y hace una petición ARP para averiguar la MAC del siguiente router</text:span></text:p>
            </office:annotation>
            <text:p>00:11:22:33:44:55</text:p>
          </table:table-cell>
          <table:table-cell table:style-name="ce12" office:value-type="string" calcext:value-type="string">
            <text:p>150.214.94.219</text:p>
          </table:table-cell>
          <table:table-cell table:style-name="ce12" office:value-type="string" calcext:value-type="string">
            <text:p>216.58.208.195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5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Router ISP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ed</text:p>
          </table:table-cell>
          <table:table-cell table:style-name="ce6" table:number-columns-repeated="2"/>
          <table:table-cell table:style-name="ce7" office:value-type="string" calcext:value-type="string">
            <text:p>150.214.94.219</text:p>
          </table:table-cell>
          <table:table-cell table:style-name="ce7" office:value-type="string" calcext:value-type="string">
            <text:p>216.58.208.195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4"/>
          <table:table-cell table:style-name="ce1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Enlace</text:p>
          </table:table-cell>
          <table:table-cell table:style-name="ce7" office:value-type="string" calcext:value-type="string">
            <text:p>00:22:11:22:11:22</text:p>
          </table:table-cell>
          <table:table-cell table:style-name="ce7" office:value-type="string" calcext:value-type="string">
            <office:annotation office:display="true" draw:style-name="gr6" draw:text-style-name="P2" svg:width="6.74cm" svg:height="1.874cm" svg:x="11.115cm" svg:y="19.865cm" draw:caption-point-x="-0.639cm" draw:caption-point-y="-1.111cm">
              <dc:date>2016-01-14T00:00:00</dc:date>
              <text:p text:style-name="P1"><text:span text:style-name="T1">Mira en la tabla de enrutamiento cual es el siguiente router del camino y hace una petición ARP para averiguar la MAC del siguiente router</text:span></text:p>
            </office:annotation>
            <text:p>00:66:77:88:99:aa</text:p>
          </table:table-cell>
          <table:table-cell table:style-name="ce12" office:value-type="string" calcext:value-type="string">
            <text:p>150.214.94.219</text:p>
          </table:table-cell>
          <table:table-cell table:style-name="ce12" office:value-type="string" calcext:value-type="string">
            <text:p>216.58.208.195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6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Llegada de la Petición al Servidor Web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MAC Origen</text:p>
          </table:table-cell>
          <table:table-cell table:style-name="ce4" office:value-type="string" calcext:value-type="string">
            <text:p>MAC destino</text:p>
          </table:table-cell>
          <table:table-cell table:style-name="ce4" office:value-type="string" calcext:value-type="string">
            <text:p>IP Origen</text:p>
          </table:table-cell>
          <table:table-cell table:style-name="ce4" office:value-type="string" calcext:value-type="string">
            <text:p>IP Destino</text:p>
          </table:table-cell>
          <table:table-cell table:style-name="ce4" office:value-type="string" calcext:value-type="string">
            <text:p>Puerto Origen</text:p>
          </table:table-cell>
          <table:table-cell table:style-name="ce4" office:value-type="string" calcext:value-type="string">
            <text:p>Puerto Destino</text:p>
          </table:table-cell>
          <table:table-cell table:style-name="ce4" office:value-type="string" calcext:value-type="string">
            <text:p>Mensaje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7">
          <table:table-cell office:value-type="string" calcext:value-type="string">
            <text:p>Aplicación</text:p>
          </table:table-cell>
          <table:table-cell table:style-name="ce2" table:number-columns-repeated="6"/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7">
          <table:table-cell/>
          <table:table-cell table:style-name="ce2" table:number-columns-repeated="7"/>
          <table:table-cell table:number-columns-repeated="1016"/>
        </table:table-row>
        <table:table-row table:style-name="ro7">
          <table:table-cell office:value-type="string" calcext:value-type="string">
            <text:p>Transporte</text:p>
          </table:table-cell>
          <table:table-cell table:style-name="ce2" table:number-columns-repeated="4"/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7">
          <table:table-cell/>
          <table:table-cell table:style-name="ce2" table:number-columns-repeated="7"/>
          <table:table-cell table:number-columns-repeated="1016"/>
        </table:table-row>
        <table:table-row table:style-name="ro7">
          <table:table-cell office:value-type="string" calcext:value-type="string">
            <text:p>Red</text:p>
          </table:table-cell>
          <table:table-cell table:style-name="ce2" table:number-columns-repeated="2"/>
          <table:table-cell table:style-name="ce7" office:value-type="string" calcext:value-type="string">
            <text:p>150.214.94.219</text:p>
          </table:table-cell>
          <table:table-cell table:style-name="ce7" office:value-type="string" calcext:value-type="string">
            <office:annotation office:display="true" draw:style-name="gr7" draw:text-style-name="P2" svg:width="2.899cm" svg:height="2.966cm" svg:x="12.449cm" svg:y="23.888cm" draw:caption-point-x="4.943cm" draw:caption-point-y="3.303cm">
              <dc:date>2018-01-12T00:00:00</dc:date>
              <text:p text:style-name="P2">El Router de Google hace DNAT y cambia la IP pública que dió el DNS por la privada del Sweb.</text:p>
            </office:annotation>
            <text:p>10.0.0.2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GET <text:a xlink:href="http://www.google.es/" xlink:type="simple">www.google.es</text:a></text:p>
          </table:table-cell>
          <table:table-cell table:number-columns-repeated="1016"/>
        </table:table-row>
        <table:table-row table:style-name="ro7">
          <table:table-cell/>
          <table:table-cell table:style-name="ce2" table:number-columns-repeated="7"/>
          <table:table-cell table:number-columns-repeated="1016"/>
        </table:table-row>
        <table:table-row table:style-name="ro7">
          <table:table-cell office:value-type="string" calcext:value-type="string">
            <text:p>Enlace</text:p>
          </table:table-cell>
          <table:table-cell table:style-name="ce9" office:value-type="string" calcext:value-type="string">
            <office:annotation office:display="true" draw:style-name="gr8" draw:text-style-name="P2" svg:width="2.899cm" svg:height="0.991cm" svg:x="2.851cm" svg:y="26.118cm" draw:caption-point-x="3.617cm" draw:caption-point-y="2.491cm">
              <dc:date>2016-01-14T00:00:00</dc:date>
              <text:p text:style-name="P1"><text:span text:style-name="T1">La MAC del router de Google</text:span></text:p>
            </office:annotation>
            <text:p>aa:bb:cc:dd:ee:ff</text:p>
          </table:table-cell>
          <table:table-cell table:style-name="ce9" office:value-type="string" calcext:value-type="string">
            <office:annotation office:display="true" draw:style-name="gr2" draw:text-style-name="P2" svg:width="2.899cm" svg:height="1.386cm" svg:x="7.054cm" svg:y="25.819cm" draw:caption-point-x="3.422cm" draw:caption-point-y="2.79cm">
              <dc:date>2016-01-14T00:00:00</dc:date>
              <text:p text:style-name="P1"><text:span text:style-name="T1">La MAC del servidor web </text:span><text:span text:style-name="T1"><text:a xlink:href="http://www.google.es/" xlink:type="simple">www.google.es</text:a></text:span></text:p>
            </office:annotation>
            <text:p>00:2b:3c:4d:5e:6f</text:p>
          </table:table-cell>
          <table:table-cell table:style-name="ce7" office:value-type="string" calcext:value-type="string">
            <text:p>150.214.94.219</text:p>
          </table:table-cell>
          <table:table-cell table:style-name="ce7" office:value-type="string" calcext:value-type="string">
            <text:p>10.0.0.2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13" office:value-type="float" office:value="80" calcext:value-type="float">
            <text:p>80</text:p>
          </table:table-cell>
          <table:table-cell table:style-name="ce13"/>
          <table:table-cell table:number-columns-repeated="1016"/>
        </table:table-row>
        <table:table-row table:style-name="ro7">
          <table:table-cell/>
          <table:table-cell table:style-name="ce2" table:number-columns-repeated="7"/>
          <table:table-cell table:number-columns-repeated="1016"/>
        </table:table-row>
        <table:table-row table:style-name="ro7">
          <table:table-cell office:value-type="string" calcext:value-type="string">
            <text:p>Físico</text:p>
          </table:table-cell>
          <table:table-cell table:style-name="ce8" office:value-type="string" calcext:value-type="string" table:number-columns-spanned="7" table:number-rows-spanned="1">
            <text:p>El mensaje llega finalmente al servidor <text:a xlink:href="http://www.google.es/" xlink:type="simple">www.google.es</text:a></text:p>
          </table:table-cell>
          <table:covered-table-cell table:style-name="ce9"/>
          <table:covered-table-cell table:number-columns-repeated="2" table:style-name="ce7"/>
          <table:covered-table-cell table:number-columns-repeated="3" table:style-name="ce13"/>
          <table:table-cell table:number-columns-repeated="1016"/>
        </table:table-row>
        <table:table-row table:style-name="ro8">
          <table:table-cell table:number-columns-repeated="7"/>
          <table:table-cell table:style-name="ce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style-name="ce1" office:value-type="string" calcext:value-type="string">
            <text:p>Respuesta Servidor Web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9">
          <table:table-cell office:value-type="string" calcext:value-type="string">
            <text:p>Aplicación</text:p>
          </table:table-cell>
          <table:table-cell table:style-name="ce2" table:number-columns-repeated="6"/>
          <table:table-cell table:style-name="ce7" office:value-type="string" calcext:value-type="string">
            <text:p>Página de inicio de Google</text:p>
          </table:table-cell>
          <table:table-cell table:number-columns-repeated="1016"/>
        </table:table-row>
        <table:table-row table:style-name="ro8">
          <table:table-cell/>
          <table:table-cell table:style-name="ce2" table:number-columns-repeated="7"/>
          <table:table-cell table:number-columns-repeated="1016"/>
        </table:table-row>
        <table:table-row table:style-name="ro9">
          <table:table-cell office:value-type="string" calcext:value-type="string">
            <text:p>Transporte</text:p>
          </table:table-cell>
          <table:table-cell table:style-name="ce2" table:number-columns-repeated="4"/>
          <table:table-cell table:style-name="ce7" office:value-type="float" office:value="80" calcext:value-type="float">
            <office:annotation office:display="true" draw:style-name="gr2" draw:text-style-name="P2" svg:width="2.899cm" svg:height="1.386cm" svg:x="16.764cm" svg:y="31.145cm" draw:caption-point-x="3.422cm" draw:caption-point-y="2.378cm">
              <dc:date>2016-01-14T00:00:00</dc:date>
              <text:p text:style-name="P1"><text:span text:style-name="T1">Puerto reservado a los servidores web</text:span></text:p>
            </office:annotation>
            <text:p>80</text:p>
          </table:table-cell>
          <table:table-cell table:style-name="ce7" office:value-type="float" office:value="27083" calcext:value-type="float">
            <office:annotation office:display="true" draw:style-name="gr2" draw:text-style-name="P2" svg:width="2.899cm" svg:height="1.386cm" svg:x="20.309cm" svg:y="30.927cm" draw:caption-point-x="2.671cm" draw:caption-point-y="2.596cm">
              <dc:date>2016-01-14T00:00:00</dc:date>
              <text:p text:style-name="P1"><text:span text:style-name="T1">Lo copia del puerto origen de la petición</text:span></text:p>
            </office:annotation>
            <text:p>27083</text:p>
          </table:table-cell>
          <table:table-cell table:style-name="ce15" office:value-type="string" calcext:value-type="string">
            <text:p>Página de inicio de Google</text:p>
          </table:table-cell>
          <table:table-cell table:number-columns-repeated="1016"/>
        </table:table-row>
        <table:table-row table:style-name="ro8">
          <table:table-cell/>
          <table:table-cell table:style-name="ce2" table:number-columns-repeated="7"/>
          <table:table-cell table:number-columns-repeated="1016"/>
        </table:table-row>
        <table:table-row table:style-name="ro9">
          <table:table-cell office:value-type="string" calcext:value-type="string">
            <text:p>Red</text:p>
          </table:table-cell>
          <table:table-cell table:style-name="ce2" table:number-columns-repeated="2"/>
          <table:table-cell table:style-name="ce7" office:value-type="string" calcext:value-type="string">
            <office:annotation office:display="true" draw:style-name="gr8" draw:text-style-name="P2" svg:width="2.891cm" svg:height="0.991cm" svg:x="9.927cm" svg:y="33.183cm" draw:caption-point-x="3.927cm" draw:caption-point-y="1.321cm">
              <dc:date>2016-01-14T00:00:00</dc:date>
              <text:p text:style-name="P1"><text:span text:style-name="T1">La IP del propio servidor web</text:span></text:p>
            </office:annotation>
            <text:p>10.0.0.2</text:p>
          </table:table-cell>
          <table:table-cell table:style-name="ce7" office:value-type="string" calcext:value-type="string">
            <office:annotation office:display="true" draw:style-name="gr9" draw:text-style-name="P2" svg:width="3.355cm" svg:height="2.62cm" svg:x="13.097cm" svg:y="31.148cm" draw:caption-point-x="4.295cm" draw:caption-point-y="3.356cm">
              <dc:date>2016-01-14T00:00:00</dc:date>
              <text:p text:style-name="P1"><text:span text:style-name="T1">IP pública del router de la red donde estaba el PC que hizo la petición. (es copiada del origen de la petición)</text:span></text:p>
            </office:annotation>
            <text:p>150.214.94.219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7083" calcext:value-type="float">
            <text:p>27083</text:p>
          </table:table-cell>
          <table:table-cell table:style-name="ce15" office:value-type="string" calcext:value-type="string">
            <text:p>Página de inicio de Google</text:p>
          </table:table-cell>
          <table:table-cell table:number-columns-repeated="1016"/>
        </table:table-row>
        <table:table-row table:style-name="ro8">
          <table:table-cell/>
          <table:table-cell table:style-name="ce2" table:number-columns-repeated="7"/>
          <table:table-cell table:number-columns-repeated="1016"/>
        </table:table-row>
        <table:table-row table:style-name="ro9">
          <table:table-cell office:value-type="string" calcext:value-type="string">
            <text:p>Enlace</text:p>
          </table:table-cell>
          <table:table-cell table:style-name="ce9" office:value-type="string" calcext:value-type="string">
            <office:annotation office:display="true" draw:style-name="gr2" draw:text-style-name="P2" svg:width="2.899cm" svg:height="1.386cm" svg:x="3.046cm" svg:y="32.695cm" draw:caption-point-x="3.422cm" draw:caption-point-y="2.79cm">
              <dc:date>2016-01-14T00:00:00</dc:date>
              <text:p text:style-name="P1"><text:span text:style-name="T1">La MAC del servidor web </text:span><text:span text:style-name="T1"><text:a xlink:href="http://www.google.es/" xlink:type="simple">www.google.es</text:a></text:span></text:p>
            </office:annotation>
            <text:p>00:2b:3c:4d:5e:6f</text:p>
          </table:table-cell>
          <table:table-cell table:style-name="ce9" office:value-type="string" calcext:value-type="string">
            <office:annotation office:display="true" draw:style-name="gr8" draw:text-style-name="P2" svg:width="2.899cm" svg:height="0.991cm" svg:x="6.581cm" svg:y="33.048cm" draw:caption-point-x="3.895cm" draw:caption-point-y="2.437cm">
              <dc:date>2016-01-14T00:00:00</dc:date>
              <text:p text:style-name="P1"><text:span text:style-name="T1">La MAC del router de Google</text:span></text:p>
            </office:annotation>
            <text:p>aa:bb:cc:dd:ee:ff</text:p>
          </table:table-cell>
          <table:table-cell table:style-name="ce12" office:value-type="string" calcext:value-type="string">
            <text:p>10.0.0.2</text:p>
          </table:table-cell>
          <table:table-cell table:style-name="ce12" office:value-type="string" calcext:value-type="string">
            <text:p>150.214.94.219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27083" calcext:value-type="float">
            <text:p>27083</text:p>
          </table:table-cell>
          <table:table-cell table:style-name="ce15" office:value-type="string" calcext:value-type="string">
            <text:p>Página de inicio de Google</text:p>
          </table:table-cell>
          <table:table-cell table:number-columns-repeated="1016"/>
        </table:table-row>
        <table:table-row table:style-name="ro8">
          <table:table-cell/>
          <table:table-cell table:style-name="ce2" table:number-columns-repeated="7"/>
          <table:table-cell table:number-columns-repeated="1016"/>
        </table:table-row>
        <table:table-row table:style-name="ro9">
          <table:table-cell office:value-type="string" calcext:value-type="string">
            <text:p>Físico</text:p>
          </table:table-cell>
          <table:table-cell table:style-name="ce8" office:value-type="string" calcext:value-type="string" table:number-columns-spanned="7" table:number-rows-spanned="1">
            <text:p>La respuesta se envía al router de google y se sigue el proceso inverso hasta llegar al cliente que hizo la petición</text:p>
          </table:table-cell>
          <table:covered-table-cell table:style-name="ce9"/>
          <table:covered-table-cell table:number-columns-repeated="2" table:style-name="ce7"/>
          <table:covered-table-cell table:number-columns-repeated="3" table:style-name="ce13"/>
          <table:table-cell table:number-columns-repeated="1016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1" office:value-type="string" calcext:value-type="string">
            <text:p>Tras pasar por Router Google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9">
          <table:table-cell office:value-type="string" calcext:value-type="string">
            <text:p>Red</text:p>
          </table:table-cell>
          <table:table-cell table:style-name="ce6" table:number-columns-repeated="2"/>
          <table:table-cell table:style-name="ce7" office:value-type="string" calcext:value-type="string">
            <text:p>216.58.208.195</text:p>
          </table:table-cell>
          <table:table-cell table:style-name="ce7" office:value-type="string" calcext:value-type="string">
            <text:p>150.214.94.219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7" office:value-type="string" calcext:value-type="string">
            <text:p>Página de inicio de Google</text:p>
          </table:table-cell>
          <table:table-cell table:number-columns-repeated="1016"/>
        </table:table-row>
        <table:table-row table:style-name="ro9">
          <table:table-cell/>
          <table:table-cell table:style-name="ce6" table:number-columns-repeated="4"/>
          <table:table-cell table:style-name="ce14" table:number-columns-repeated="3"/>
          <table:table-cell table:number-columns-repeated="1016"/>
        </table:table-row>
        <table:table-row table:style-name="ro9">
          <table:table-cell office:value-type="string" calcext:value-type="string">
            <text:p>Enlace</text:p>
          </table:table-cell>
          <table:table-cell table:style-name="ce7" office:value-type="string" calcext:value-type="string">
            <text:p>00:cc:dd:dd:dd:dd</text:p>
          </table:table-cell>
          <table:table-cell table:style-name="ce11" office:value-type="string" calcext:value-type="string">
            <office:annotation office:display="true" draw:style-name="gr6" draw:text-style-name="P2" svg:width="6.74cm" svg:height="1.874cm" svg:x="11.115cm" svg:y="40.97cm" draw:caption-point-x="-0.639cm" draw:caption-point-y="-1.111cm">
              <dc:date>2016-01-14T00:00:00</dc:date>
              <text:p text:style-name="P2"><text:span text:style-name="T1">Mira en la tabla de enrutamiento cual es el siguiente router del camino y hace una petición ARP para averiguar la MAC del siguiente router</text:span></text:p>
            </office:annotation>
            <text:p>00:66:77:88:99:aa</text:p>
          </table:table-cell>
          <table:table-cell table:style-name="ce7" office:value-type="string" calcext:value-type="string">
            <text:p>216.58.208.195</text:p>
          </table:table-cell>
          <table:table-cell table:style-name="ce7" office:value-type="string" calcext:value-type="string">
            <text:p>150.214.94.219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7083" calcext:value-type="float">
            <text:p>27083</text:p>
          </table:table-cell>
          <table:table-cell table:style-name="ce7" office:value-type="string" calcext:value-type="string">
            <text:p>Página de inicio de Google</text:p>
          </table:table-cell>
          <table:table-cell table:number-columns-repeated="1016"/>
        </table:table-row>
        <table:table-row table:style-name="ro8">
          <table:table-cell/>
          <table:table-cell table:style-name="Default" table:number-columns-repeated="6"/>
          <table:table-cell table:number-columns-repeated="1017"/>
        </table:table-row>
        <table:table-row table:style-name="ro8" table:number-rows-repeated="104851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0:30:48.0127400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1-14T09:17:53.350782172</meta:creation-date>
    <dc:date>2018-01-12T11:15:51.689854971</dc:date>
    <dc:creator>Usuario </dc:creator>
    <meta:editing-duration>PT1H17M28S</meta:editing-duration>
    <meta:editing-cycles>6</meta:editing-cycles>
    <meta:generator>LibreOffice/4.3.3.2$Linux_X86_64 LibreOffice_project/430m0$Build-2</meta:generator>
    <meta:document-statistic meta:table-count="1" meta:cell-count="127" meta:object-count="0"/>
  </office:meta>
</office:document-meta>
</file>